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0b2d2" officeooo:paragraph-rsid="0000b2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Liberation Sans1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Liberation Sans1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22:35:35.549219933</meta:creation-date>
    <dc:date>2018-08-31T22:35:39.959170271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6.2.0.0.alpha0$Linux_X86_64 LibreOffice_project/43dfb6f58a7a66c66855a73f4eae204315fa921c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5b00da0049008e000300db004900ad008d00700072009d005e00f200850091">
    <SignedInfo>
      <CanonicalizationMethod Algorithm="http://www.w3.org/TR/2001/REC-xml-c14n-20010315"/>
      <SignatureMethod Algorithm="http://www.w3.org/2001/04/xmldsig-more#rsa-sha256"/>
      <Reference URI="styles.xml">
        <Transforms>
          <Transform Algorithm="http://www.w3.org/TR/2001/REC-xml-c14n-20010315"/>
        </Transforms>
        <DigestMethod Algorithm="http://www.w3.org/2001/04/xmlenc#sha256"/>
        <DigestValue>0XOL01lTAmNeRP2ygcMW5Me+hDJIPasOpLexWQnu4AM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ugGkE/EC6mWE5jOMYgbcx7q22CUzhqJceom06LTAfW4=</DigestValue>
      </Reference>
      <Reference URI="manifest.rdf">
        <DigestMethod Algorithm="http://www.w3.org/2001/04/xmlenc#sha256"/>
        <DigestValue>rrKXmEsmowvZom8wSzm8fZGiZFdJs1578/RMS5UR3HU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0gcw5rAktSb3+EAd84WyoRk6fwBn57YGJIyB2m5uwn4=</DigestValue>
      </Reference>
      <Reference URI="mimetype">
        <DigestMethod Algorithm="http://www.w3.org/2001/04/xmlenc#sha256"/>
        <DigestValue>cU2+NwsKcGNmkhfZGyh1Zv6Lq7yFmbYpskR2/4G4NZM=</DigestValue>
      </Reference>
      <Reference URI="Thumbnails/thumbnail.png">
        <DigestMethod Algorithm="http://www.w3.org/2001/04/xmlenc#sha256"/>
        <DigestValue>AN4sAzw8EnmfdVO3ct9MWCue+2DTKUsfrwxE51G994M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opZJ39U7lS/z6jx9su09fAoQKAgfVSksKiQfdHHWbf0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+la2SpJOP0g8/jvScnvB/fJn4xppGPG1ToSl36xlvGk=</DigestValue>
      </Reference>
      <Reference URI="#ID_0033008000ba006200db00e2004400e900af00670003004d00b700b500e10044">
        <DigestMethod Algorithm="http://www.w3.org/2001/04/xmlenc#sha256"/>
        <DigestValue>TzL6JihYWDYvb6bijf6Bpjk9fVztWGBfpxFURwEVOkk=</DigestValue>
      </Reference>
      <Reference URI="#idSignedProperties" Type="http://uri.etsi.org/01903#SignedProperties">
        <DigestMethod Algorithm="http://www.w3.org/2001/04/xmlenc#sha256"/>
        <DigestValue>QBZGqH8e2SCqofASjecyAAU8ww0eSejRNMzb2UwWdww=</DigestValue>
      </Reference>
    </SignedInfo>
    <SignatureValue>KBP3/qa8g1YY3qWp6AkHUUMfMcGzTX9HYy7LQ23FNRneCy689yCoUx56Cih//OBC
SZxs609wBBsdXmcLBI8sd+FrM0BrKgGMnhet5nWP3czV8rkNra+kHTthCfs+20Cq
bCA/E4HwKt4Q79srf/TS0AWTZeieTJDPnYkaeKO0kc0Cin98dprdoAaxEiJvB2WQ
0YX4GDbVEYu/4h//K8X2l/K4/9NZFGTknVqD1u8+9SO82B5GS3rG5nktKQGw1pDB
pbMrIrjNyYqL5ukJhtmwndaj3/a0UlTPtUxpyt0xeq08f3GcIeaZ0tGOC29MY0Si
pgEqMLyX7MN2zWwSOHo1kA==</SignatureValue>
    <KeyInfo>
      <X509Data>
        <X509IssuerSerial>
          <X509IssuerName>CN=odfsig intermediate root ca,O=odfsig test,ST=Budapest,C=HU</X509IssuerName>
          <X509SerialNumber>4096</X509SerialNumber>
        </X509IssuerSerial>
        <X509Certificate>MIIE+jCCAuKgAwIBAgICEAAwDQYJKoZIhvcNAQELBQAwXDELMAkGA1UEBhMCSFUxETAPBgNVBAgMCEJ1ZGFwZXN0MRQwEgYDVQQKDAtvZGZzaWcgdGVzdDEkMCIGA1UEAwwbb2Rmc2lnIGludGVybWVkaWF0ZSByb290IGNhMCAXDTE4MDgzMTIwMzExMloYDzIxMTgwODA3MjAzMTEyWjBaMQswCQYDVQQGEwJIVTERMA8GA1UECAwIQnVkYXBlc3QxFDASBgNVBAoMC29kZnNpZyB0ZXN0MSIwIAYDVQQDDBlvZGZzaWcgdGVzdCBleGFtcGxlIGFsaWNlMIIBIjANBgkqhkiG9w0BAQEFAAOCAQ8AMIIBCgKCAQEA5Uv0rNF5YIrWZuW2+h7ammt3dSJShlszFlw6HuEBUpmXHtAug5zyVHWiPMN4XnyhlHGhXvGnVkOA4rSPGkGnfWZqRnY+M4FGT9CY8T1LX5InGmgZY1ucTrmWFIx8Y5yi8qsglUzxsLO2MQtzL0RwGbhCR1uKxd83Otp3/gXtdJ3pXhlhn0ZWqyaNrR9IqsDD6Y5dLBzKN5Q2Drzr1JGhBVzz3X48L5uPx6nCzb04TFwqaL/JFjinStX0Mak0I1Buoo9Su6fZkLGtAzNQMX+zn2D8hPpwqGO0MrzrRc6yreMfpu/Gh/0mCg/3ENOlFQDKZEEv4of0ENZeYPidZFuUBQIDAQABo4HFMIHCMAkGA1UdEwQCMAAwEQYJYIZIAYb4QgEBBAQDAgWgMDMGCWCGSAGG+EIBDQQmFiRPcGVuU1NMIEdlbmVyYXRlZCBDbGllbnQgQ2VydGlmaWNhdGUwHQYDVR0OBBYEFB+5SvxJo2W8p03NSFhk59R1v+P4MB8GA1UdIwQYMBaAFHMiR9SCE7Yg8WaXX4G0UIkYWJXeMA4GA1UdDwEB/wQEAwIF4DAdBgNVHSUEFjAUBggrBgEFBQcDAgYIKwYBBQUHAwQwDQYJKoZIhvcNAQELBQADggIBAGUDjARgLdMrUR4XgNMs5mWXFEvvi7hA1hy/UVblzhK42C18jVk4K3P8uj5FpU7riOgzWKir3D1oUZaQs7pO8ilSyDg4udECIb6FtDS1Rb123MKN6tj1z4ZSzPFHVX/NreLpsZ0DPd9g+oEBgYVLVu4lfDyTodUgVoe7UWx297Oaxz5MyuxRvxEPWiBHcEIWoK00n5JknJMJdm8sYvv6FgR2o5wjaOdAzwSXWN8wE3FdGnxizGmFYhFfCbhiyfxTdGoed7pF7Fs3nfjWaNVwWSl6RmdN5CSaNiEYRuw24LvYpdeKujEdlW/3CuvUzRN/nv1aMu6XzlJus6+iQN7EceMYIezJh9u/Y2kj0lHDuAyW+DHfoYQ+Dq9X3PLqoIh+NXmvESdctj7/ZNuylFjrkxwutIXMM+dMfiOs7zz7b0lPNOm/VaCL8LS+K4E00bJQvCRoIaYTJ57XMKDasiqcGhk8hiWlmWlZvE0ZmUTW7TLkAl43PS94oObbf1MuVWoYffgHAtjykI0xgAsq2pHS6tzm1vy9loSpwn5JwRdSuR+cBk1FTUFKLeESn0idGqQHTLPLXk4U1B9d2KemrzwNI57Js5378byIFaKk1ZnkIo+FiECxFu9FTv6GeCi0tTnPToJD7kKQKv2V76KhD3QWwflEiF2Ll3XL7wwCnPl3ijLB</X509Certificate>
      </X509Data>
    </KeyInfo>
    <Object>
      <SignatureProperties>
        <SignatureProperty Id="ID_0033008000ba006200db00e2004400e900af00670003004d00b700b500e10044" Target="#ID_005b00da0049008e000300db004900ad008d00700072009d005e00f200850091">
          <dc:date xmlns:dc="http://purl.org/dc/elements/1.1/">2018-08-31T22:38:51.034635578</dc:date>
        </SignatureProperty>
      </SignatureProperties>
    </Object>
    <Object xmlns:xd="http://uri.etsi.org/01903/v1.3.2#">
      <xd:QualifyingProperties Target="#ID_005b00da0049008e000300db004900ad008d00700072009d005e00f200850091">
        <xd:SignedProperties Id="idSignedProperties">
          <xd:SignedSignatureProperties>
            <xd:SigningTime>2018-08-31T22:38:51.034635578</xd:SigningTime>
            <xd:SigningCertificate>
              <xd:Cert>
                <xd:CertDigest>
                  <DigestMethod Algorithm="http://www.w3.org/2001/04/xmlenc#sha256"/>
                  <DigestValue>AHDFXsYj+a/L7QOoxVm7dhldXhdasPi1IXCU3q5e3+Q=</DigestValue>
                </xd:CertDigest>
                <xd:IssuerSerial>
                  <X509IssuerName>CN=odfsig intermediate root ca,O=odfsig test,ST=Budapest,C=HU</X509IssuerName>
                  <X509SerialNumber>4096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E+jCCAuKgAwIBAgICEAAwDQYJKoZIhvcNAQELBQAwXDELMAkGA1UEBhMCSFUxETAPBgNVBAgMCEJ1ZGFwZXN0MRQwEgYDVQQKDAtvZGZzaWcgdGVzdDEkMCIGA1UEAwwbb2Rmc2lnIGludGVybWVkaWF0ZSByb290IGNhMCAXDTE4MDgzMTIwMzExMloYDzIxMTgwODA3MjAzMTEyWjBaMQswCQYDVQQGEwJIVTERMA8GA1UECAwIQnVkYXBlc3QxFDASBgNVBAoMC29kZnNpZyB0ZXN0MSIwIAYDVQQDDBlvZGZzaWcgdGVzdCBleGFtcGxlIGFsaWNlMIIBIjANBgkqhkiG9w0BAQEFAAOCAQ8AMIIBCgKCAQEA5Uv0rNF5YIrWZuW2+h7ammt3dSJShlszFlw6HuEBUpmXHtAug5zyVHWiPMN4XnyhlHGhXvGnVkOA4rSPGkGnfWZqRnY+M4FGT9CY8T1LX5InGmgZY1ucTrmWFIx8Y5yi8qsglUzxsLO2MQtzL0RwGbhCR1uKxd83Otp3/gXtdJ3pXhlhn0ZWqyaNrR9IqsDD6Y5dLBzKN5Q2Drzr1JGhBVzz3X48L5uPx6nCzb04TFwqaL/JFjinStX0Mak0I1Buoo9Su6fZkLGtAzNQMX+zn2D8hPpwqGO0MrzrRc6yreMfpu/Gh/0mCg/3ENOlFQDKZEEv4of0ENZeYPidZFuUBQIDAQABo4HFMIHCMAkGA1UdEwQCMAAwEQYJYIZIAYb4QgEBBAQDAgWgMDMGCWCGSAGG+EIBDQQmFiRPcGVuU1NMIEdlbmVyYXRlZCBDbGllbnQgQ2VydGlmaWNhdGUwHQYDVR0OBBYEFB+5SvxJo2W8p03NSFhk59R1v+P4MB8GA1UdIwQYMBaAFHMiR9SCE7Yg8WaXX4G0UIkYWJXeMA4GA1UdDwEB/wQEAwIF4DAdBgNVHSUEFjAUBggrBgEFBQcDAgYIKwYBBQUHAwQwDQYJKoZIhvcNAQELBQADggIBAGUDjARgLdMrUR4XgNMs5mWXFEvvi7hA1hy/UVblzhK42C18jVk4K3P8uj5FpU7riOgzWKir3D1oUZaQs7pO8ilSyDg4udECIb6FtDS1Rb123MKN6tj1z4ZSzPFHVX/NreLpsZ0DPd9g+oEBgYVLVu4lfDyTodUgVoe7UWx297Oaxz5MyuxRvxEPWiBHcEIWoK00n5JknJMJdm8sYvv6FgR2o5wjaOdAzwSXWN8wE3FdGnxizGmFYhFfCbhiyfxTdGoed7pF7Fs3nfjWaNVwWSl6RmdN5CSaNiEYRuw24LvYpdeKujEdlW/3CuvUzRN/nv1aMu6XzlJus6+iQN7EceMYIezJh9u/Y2kj0lHDuAyW+DHfoYQ+Dq9X3PLqoIh+NXmvESdctj7/ZNuylFjrkxwutIXMM+dMfiOs7zz7b0lPNOm/VaCL8LS+K4E00bJQvCRoIaYTJ57XMKDasiqcGhk8hiWlmWlZvE0ZmUTW7TLkAl43PS94oObbf1MuVWoYffgHAtjykI0xgAsq2pHS6tzm1vy9loSpwn5JwRdSuR+cBk1FTUFKLeESn0idGqQHTLPLXk4U1B9d2KemrzwNI57Js5378byIFaKk1ZnkIo+FiECxFu9FTv6GeCi0tTnPToJD7kKQKv2V76KhD3QWwflEiF2Ll3XL7wwCnPl3ijLB</xd:EncapsulatedX509Certificate>
              <xd:EncapsulatedX509Certificate>MIIFkDCCA3igAwIBAgIJAJjUZUfJCpheMA0GCSqGSIb3DQEBCwUAMFQxCzAJBgNVBAYTAkhVMREwDwYDVQQIDAhCdWRhcGVzdDEUMBIGA1UECgwLb2Rmc2lnIHRlc3QxHDAaBgNVBAMME29kZnNpZyB0ZXN0IHJvb3QgY2EwIBcNMTgwODMxMjAzMTExWhgPMjExODA4MDcyMDMxMTFaMFQxCzAJBgNVBAYTAkhVMREwDwYDVQQIDAhCdWRhcGVzdDEUMBIGA1UECgwLb2Rmc2lnIHRlc3QxHDAaBgNVBAMME29kZnNpZyB0ZXN0IHJvb3QgY2EwggIiMA0GCSqGSIb3DQEBAQUAA4ICDwAwggIKAoICAQC1ef13FBHzBxZWKzVfawec1oxOjyr+kDfhebrQsw53+Pt8bVAhLjfZQobliVDbMoJv8FvB2SRskPhI9BgVdcT7aQIInItDw3WS+SxuZYNEkO1AUjyiCRS7NMCwnIa6uzFUVjv2TVeZjE3cw4mrBKxASAx5K274nQpmou8j+FrEeO5mCDNbVc6c7Z3J+a1V//fGDm7cxK+9GrXYJruqZ4p1lxzYN5dpbOc9qGWUFlXnWXWueA7a7u7HEigaDKyQqZ8S9e5lcDP0+pTWXzgINvv1iF6gU6rG/z7ssMwCRKvEd4/ho2GbZL/9Y/aHjo+NbWqljetmbubvwcyg0iX9tjjbWiGW6mh4nFwafrphnagBFcY0EDLC+LOwEyFK6jzvfWfSwLDuQbNb+ZlrAUWeaOA1Lswegmpk59EQzZi844fJudVn5Ol6ReES/9ouMaRgrALrgZd151UtlAxi+zMoPePlDu1aGLIEUgD46d1XtxeSEhuOJhXE3pKgllxnZNNLKZB4+PrRrxvbxnyXV/QSJtwv/nJJlAa834a+zMJMELiXmurn7hLB8ItEl/13u7fp3m1fou2fRI4N/rIfF2pAodmfKww7MA9BbBm5kwJMoFivnUS/isThsHrmo0aXk2nNyY1fEBXE6nMmoNzRJhLnhLM+8m9PNgnfOWWA/TlU9vUTaQIDAQABo2MwYTAdBgNVHQ4EFgQU218/KWj3PhkgZy/SZrlZhJSahGYwHwYDVR0jBBgwFoAU218/KWj3PhkgZy/SZrlZhJSahGYwDwYDVR0TAQH/BAUwAwEB/zAOBgNVHQ8BAf8EBAMCAYYwDQYJKoZIhvcNAQELBQADggIBAJQ2JiznRcPrB+iXZNpIFfCF+DQYS32/s02sKM49eOuKDz7m+bhL4sOhsFZbuMSFPurA+ixwxUY/v7tt+3Uf30GYRRrfr1FodY8nKV5uBjJL151Vz1brCeW9GOo3N5O+45LxQUl5Rn4SnXmCpQgAY3FhmhscQw/ca6WaW3tRbPM3i6leOhW3HH9TbFgpM+P3SmEYbJIBea5a6F8zShVXRWf+FPWHbEOhp+NJTUrXjCQ9j8fXCbZR39PVOPgjZM3gmk5j3Iyh8Y9PGvkbtXP8Qbc3s7grstDHRpzTBl7CKNhEBuuc9oOjKeBBc0U13JlQZZmtPLSZ8/FarHGtrSroUzzrhzoEItDLtYIZA7XVnUkNumRaidyPOXiezsu+ltrLwqsojC/vWGvUSP/ynWac6HiIL4jXrudDzhynFaQDyzwer21AbnBKlYAwc7CSGKDS4f3w8Ti5+QkMn/BuWD9tam8MVkKxE61W4FhTH0ESmI5Kgk20bxynbuXGQLJwDDZDIwqoPayNYeT83dyigx1EcZb2mWnIsH3spalnSHEofI5BZqLTaLep3v4Dv2XRDVLZGXGbf0f9OAwOfrgReSIXfKKSpl3MoXMiQXVWS58MfiyD4Dk96nQedwoPJwP8ROVMjaJbutqjypCxA7KsmiZ1r+9Ni9aUTZasAgWeuUOUB1VQ</xd:EncapsulatedX509Certificate>
              <xd:EncapsulatedX509Certificate>MIIFlDCCA3ygAwIBAgICEAAwDQYJKoZIhvcNAQELBQAwVDELMAkGA1UEBhMCSFUxETAPBgNVBAgMCEJ1ZGFwZXN0MRQwEgYDVQQKDAtvZGZzaWcgdGVzdDEcMBoGA1UEAwwTb2Rmc2lnIHRlc3Qgcm9vdCBjYTAgFw0xODA4MzEyMDMxMTJaGA8yMTE4MDgwNzIwMzExMlowXDELMAkGA1UEBhMCSFUxETAPBgNVBAgMCEJ1ZGFwZXN0MRQwEgYDVQQKDAtvZGZzaWcgdGVzdDEkMCIGA1UEAwwbb2Rmc2lnIGludGVybWVkaWF0ZSByb290IGNhMIICIjANBgkqhkiG9w0BAQEFAAOCAg8AMIICCgKCAgEA1BDdhR4RlI/m9UwT5XW0GZd1cYD4M4xB04bAV5a/xSYv7eSpsBO2BB2a0e//B3qiesM412rCNFXbiGNsoSZ7FOIeVV1skmvskhrfTrcL4HEaPTxKedwy1QgOLwQFepbpx8JsGtCDBniXYWBiOjc4g5xy2seCL9GKNXFoPh+2iwZDaCEpIcnc3f7zNJazyOd8q1qEcUCxI8U0B8Z5mjR5TPMMLScWnFNRENOhtASOD/cXY7HdnnCGZhB/ns9EgUtQxi+AsjMglCmLBSdZt6/aVHgjFxtadCG6rFIbTfitX3G1eSAVu5ZV8Im0Ce8jNPaxJOKv+ndy+h6rO2sRQu6lm1bGk3BsGSkZAEILHZEX8vCZAYqOCqAG+2D8hgZym8l5fFbdNtSlRNTqib4w/xuI9sbZbsZ9PGeO6xGHI6GD7YymicK0xVm6BozyJ0IFx0P5zgqA0Dy+Fy6LL1eZtTnQBfVUhl1zTycA8W1ZU1cZcCkCY/fWWFVSXqqRmEDSAzOeltCG77mtuaKu6WgTKsRizYjri+bOZXpdSNLhv6+j8nF/VIEKXhq4ObxhAJ1tflNaWXIZ3aFEkrhCUxsGYVmkXhSPR9mPZQggTYqUVCHLuJgu7qNjCcc/u3hFgpEoMztp+9S9krFUKjCPkOaFqMxU9L0F3XgHRcPk0sKjQDjPHFUCAwEAAaNmMGQwHQYDVR0OBBYEFHMiR9SCE7Yg8WaXX4G0UIkYWJXeMB8GA1UdIwQYMBaAFNtfPylo9z4ZIGcv0ma5WYSUmoRmMBIGA1UdEwEB/wQIMAYBAf8CAQAwDgYDVR0PAQH/BAQDAgGGMA0GCSqGSIb3DQEBCwUAA4ICAQAsvAfS/n44o2m4FTlfaXa6xeTGaN7SQx4nU3vba9euSaDHXCnEhvIihgRojwwSomcwxyPLl0WB611lwLav5pYwVmlWRGZhN5zTukkoRQbDHy5OvWyIB4PCYhMCB1T/RpxEzqOycfMYbsbPcX1WmBDV/rGoPwKwjAivXvnlpaM6ZeSwZfY9iSqB3A2WSlTyKBHGYX2KcXdskMza3E3jZKvlWP2dZP8W01H7kb40XvDNNxSLJushdWbax4qUW3Ib+ePzyT/IndmRetcqhsfE7Zvwyhe/4jCwGoWTS3MRKSx3Y2lhZe4xa9rKNk8aMtuyzTHbPg5WxkFnd2PuFFJd+7VFZcqJmdsK3M3i4d9wEwNem005asOhf2hxcoSZczABPoft1Z+6SFcOFz7HWlVh5SmgQ0YWhYpIWL1rc1XTh2W/micumNGpEo3JLW8IfYp43oM5kGz/WdxFa13E6/UzvpIwMNbQZ4ci/E8WjE393Uyg2ACLAsakld+rsvEsAClwig3801/elHGt5iqn/i0KgjQJYyJ2MMC41COV3aysA0W6uXf2ZuGE6gHBOpZEMPCTex2/AtUC/o2dI26eitMdmL4TCWHWP2HWNmt6n2P/pSn88kMhcNzFJ5/L3IEc89gbBAINFODv6nrrxnXtH9pECIir6x+DOTp3TwPdwl8h1GinEA==</xd:EncapsulatedX509Certificate>
            </xd:CertificateValues>
          </xd:UnsignedSignatureProperties>
        </xd:UnsignedProperties>
      </xd:QualifyingProperties>
    </Object>
  </Signature>
</document-signatures>
</file>